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f413d" draw:textarea-horizontal-align="justify" draw:textarea-vertical-align="middle" draw:auto-grow-height="false" fo:min-height="18.292cm" fo:min-width="16.645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38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.199cm"/>
    </style:style>
    <style:style style:name="P1" style:family="paragraph">
      <loext:graphic-properties draw:fill-color="#ef413d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ed1c2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18.542cm" svg:x="2.27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6.016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6.27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6.27cm" svg:y="2.9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6.27cm" svg:y="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5.953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5.953cm" svg:y="2.9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5.953cm" svg:y="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97cm" svg:height="0.635cm" svg:x="8.239cm" svg:y="6.9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97cm" svg:height="0.635cm" svg:x="4.429cm" svg:y="9.7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97cm" svg:height="0.635cm" svg:x="9.255cm" svg:y="11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97cm" svg:height="0.635cm" svg:x="15.224cm" svg:y="5.9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97cm" svg:height="0.635cm" svg:x="13.573cm" svg:y="7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97cm" svg:height="0.635cm" svg:x="4.175cm" svg:y="14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97cm" svg:height="0.635cm" svg:x="9.255cm" svg:y="15.7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97cm" svg:height="0.635cm" svg:x="4.048cm" svg:y="18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97cm" svg:height="0.635cm" svg:x="12.938cm" svg:y="13.0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97cm" svg:height="0.635cm" svg:x="14.208cm" svg:y="18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254cm" svg:height="0.635cm" svg:x="6.651cm" svg:y="18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6.905cm" svg:y="18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6.905cm" svg:y="18.4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6.905cm" svg:y="18.6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6.588cm" svg:y="18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6.588cm" svg:y="18.4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6.588cm" svg:y="18.6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5.889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6.143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6.143cm" svg:y="8.5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6.143cm" svg:y="8.7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5.826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5.826cm" svg:y="8.5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5.826cm" svg:y="8.7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8.175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8.429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8.429cm" svg:y="12.7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8.429cm" svg:y="12.9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8.112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8.112cm" svg:y="12.7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8.112cm" svg:y="12.9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5.635cm" svg:y="12.5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5.889cm" svg:y="12.5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5.889cm" svg:y="12.8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5.889cm" svg:y="13.0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5.572cm" svg:y="12.5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5.572cm" svg:y="12.8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5.572cm" svg:y="13.0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11.35cm" svg:y="15.6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1.604cm" svg:y="15.6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1.604cm" svg:y="15.8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1.604cm" svg:y="16.0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1.287cm" svg:y="15.6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1.287cm" svg:y="15.8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1.287cm" svg:y="1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11.35cm" svg:y="11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1.604cm" svg:y="11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1.604cm" svg:y="11.5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1.604cm" svg:y="11.7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1.287cm" svg:y="11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1.287cm" svg:y="11.5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1.287cm" svg:y="11.7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15.922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6.176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6.176cm" svg:y="13.3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6.176cm" svg:y="13.5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5.859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5.859cm" svg:y="13.3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5.859cm" svg:y="13.5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9.318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9.572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9.572cm" svg:y="9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9.572cm" svg:y="9.4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9.255cm" svg:y="9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9.255cm" svg:y="9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9.255cm" svg:y="9.4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11.604cm" svg:y="19.6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1.858cm" svg:y="19.6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1.858cm" svg:y="19.9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1.858cm" svg:y="20.1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1.541cm" svg:y="19.6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1.541cm" svg:y="19.9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1.541cm" svg:y="20.1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15.541cm" svg:y="20.9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5.795cm" svg:y="20.9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5.795cm" svg:y="21.2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5.795cm" svg:y="21.4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5.478cm" svg:y="20.9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5.478cm" svg:y="21.2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5.478cm" svg:y="21.4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4.492cm" svg:y="21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4.746cm" svg:y="21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4.746cm" svg:y="21.3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4.746cm" svg:y="21.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4.429cm" svg:y="21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4.429cm" svg:y="21.3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4.429cm" svg:y="21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13.128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3.382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3.382cm" svg:y="6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3.382cm" svg:y="6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3.065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3.065cm" svg:y="6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3.065cm" svg:y="6.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17.065cm" svg:y="7.8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7.319cm" svg:y="7.8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7.319cm" svg:y="8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7.319cm" svg:y="8.3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7.002cm" svg:y="7.8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7.002cm" svg:y="8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7.002cm" svg:y="8.3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14.398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4.652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4.652cm" svg:y="8.9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14.652cm" svg:y="9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4.33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4.335cm" svg:y="8.9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14.335cm" svg:y="9.1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7T15:18:34.271256532</meta:creation-date>
    <dc:date>2020-09-07T15:23:28.527800706</dc:date>
    <meta:editing-duration>PT4M54S</meta:editing-duration>
    <meta:editing-cycles>1</meta:editing-cycles>
    <meta:document-statistic meta:object-count="116"/>
    <meta:generator>LibreOffice/6.0.7.3$Linux_X86_64 LibreOffice_project/00m0$Build-3</meta:generator>
  </office:meta>
</office:document-meta>
</file>